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Comic Sans MS" fo:font-size="8pt" fo:language="fr" fo:country="BE" fo:font-style="italic" style:font-size-asian="8pt" style:font-style-asian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P4" style:family="paragraph" style:parent-style-name="Normal">
      <style:paragraph-properties fo:hyphenation-ladder-count="no-limit"/>
      <style:text-properties style:font-name="Comic Sans MS" fo:font-size="72pt" style:text-underline-style="solid" style:text-underline-width="auto" style:text-underline-color="font-color" style:text-underline-mode="continuous" style:text-overline-mode="continuous" style:text-line-through-mode="continuous" style:font-size-asian="72pt" fo:hyphenate="true" fo:hyphenation-remain-char-count="0" fo:hyphenation-push-char-count="0"/>
    </style:style>
    <style:style style:name="P5" style:family="paragraph" style:parent-style-name="Normal">
      <style:text-properties fo:language="fr" fo:country="BE"/>
    </style:style>
    <style:style style:name="P6" style:family="paragraph" style:parent-style-name="TOC_20_1">
      <style:paragraph-properties>
        <style:tab-stops>
          <style:tab-stop style:position="0.776cm"/>
          <style:tab-stop style:position="16.492cm" style:type="right" style:leader-style="dotted" style:leader-text="."/>
        </style:tab-stops>
      </style:paragraph-properties>
    </style:style>
    <style:style style:name="P7" style:family="paragraph" style:parent-style-name="TOC_20_2">
      <style:paragraph-properties>
        <style:tab-stops>
          <style:tab-stop style:position="0.776cm"/>
          <style:tab-stop style:position="16.104cm" style:type="right" style:leader-style="dotted" style:leader-text="."/>
        </style:tab-stops>
      </style:paragraph-properties>
    </style:style>
    <style:style style:name="P8" style:family="paragraph" style:parent-style-name="TOC_20_3">
      <style:paragraph-properties>
        <style:tab-stops>
          <style:tab-stop style:position="0.776cm"/>
          <style:tab-stop style:position="15.716cm" style:type="right" style:leader-style="dotted" style:leader-text="."/>
        </style:tab-stops>
      </style:paragraph-properties>
    </style:style>
    <style:style style:name="P9" style:family="paragraph" style:parent-style-name="Jtb_20_Text_20_2">
      <style:text-properties fo:language="en" fo:country="US"/>
    </style:style>
    <style:style style:name="P10" style:family="paragraph" style:parent-style-name="Jtb_20_Text_20_1" style:list-style-name=""/>
    <style:style style:name="P11" style:family="paragraph" style:parent-style-name="Jtb_20_Text_20_1" style:list-style-name="">
      <style:paragraph-properties fo:margin-left="1cm" fo:margin-right="0cm" fo:text-indent="0.501cm" style:auto-text-indent="false">
        <style:tab-stops/>
      </style:paragraph-properties>
    </style:style>
    <style:style style:name="P12" style:family="paragraph" style:parent-style-name="Jtb_20_Text_20_2">
      <style:text-properties fo:language="en" fo:country="US"/>
    </style:style>
    <style:style style:name="P13" style:family="paragraph" style:parent-style-name="Jtb_20_Title_20_3">
      <style:text-properties fo:language="en" fo:country="US"/>
    </style:style>
    <style:style style:name="P14" style:family="paragraph" style:parent-style-name="Jtb_20_Text_20_3">
      <style:text-properties fo:language="en" fo:country="US"/>
    </style:style>
    <style:style style:name="P15" style:family="paragraph" style:parent-style-name="Jtb_20_Text_20_3" style:list-style-name="">
      <style:text-properties fo:language="en" fo:country="US"/>
    </style:style>
    <style:style style:name="P16" style:family="paragraph" style:parent-style-name="Normal" style:master-page-name="MP0">
      <style:paragraph-properties fo:hyphenation-ladder-count="no-limit" style:page-number="auto" fo:break-before="page"/>
      <style:text-properties fo:hyphenate="true" fo:hyphenation-remain-char-count="0" fo:hyphenation-push-char-count="0"/>
    </style:style>
    <style:style style:name="P17" style:family="paragraph" style:parent-style-name="Normal" style:master-page-name="MP1">
      <style:paragraph-properties fo:hyphenation-ladder-count="no-limit" style:page-number="1" fo:break-before="page"/>
      <style:text-properties style:font-name="Comic Sans MS" fo:hyphenate="true" fo:hyphenation-remain-char-count="0" fo:hyphenation-push-char-count="0"/>
    </style:style>
    <style:style style:name="P18" style:family="paragraph" style:parent-style-name="Normal" style:master-page-name="MP2">
      <style:paragraph-properties fo:hyphenation-ladder-count="no-limit" style:page-number="auto" fo:break-before="page"/>
      <style:text-properties fo:hyphenate="true" fo:hyphenation-remain-char-count="0" fo:hyphenation-push-char-count="0"/>
    </style:style>
    <style:style style:name="P19" style:family="paragraph" style:parent-style-name="Jtb_20_Title_20_1" style:list-style-name="">
      <style:paragraph-properties fo:margin-left="1.27cm" fo:margin-right="0cm" fo:text-indent="0cm" style:auto-text-indent="false">
        <style:tab-stops/>
      </style:paragraph-properties>
    </style:style>
    <style:style style:name="T1" style:family="text">
      <style:text-properties style:language-asian="en" style:country-asian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4"/>
      <text:p text:style-name="P4"/>
      <text:p text:style-name="P4">User Manual</text:p>
      <text:p text:style-name="P3"/>
      <text:p text:style-name="P3"/>
      <text:p text:style-name="P17">Table of content</text:p>
      <text:table-of-content text:style-name="Sect1" text:name="_TOC0">
        <text:table-of-content-source text:outline-level="9" text:use-outline-level="false" text:use-index-marks="false" text:use-index-source-styles="tru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Jtb_20_Title_20_1"/>
          </text:index-source-styles>
          <text:index-source-styles text:outline-level="2">
            <text:index-source-style text:style-name="Jtb_20_Title_20_2"/>
          </text:index-source-styles>
          <text:index-source-styles text:outline-level="3">
            <text:index-source-style text:style-name="Jtb_20_Title_20_3"/>
          </text:index-source-styles>
        </text:table-of-content-source>
        <text:index-body>
          <text:p text:style-name="P6"><text:a xlink:type="simple" xlink:href="#_Toc305429959" office:target-frame-name="_top" xlink:show="replace"><text:span text:style-name="Hyperlink">1.</text:span></text:a><text:a xlink:type="simple" xlink:href="#_Toc305429959" office:target-frame-name="_top" xlink:show="replace"><text:span text:style-name="Default_20_Paragraph_20_Font"><text:span text:style-name="T1"><text:tab/></text:span></text:span></text:a><text:a xlink:type="simple" xlink:href="#_Toc305429959" office:target-frame-name="_top" xlink:show="replace"><text:span text:style-name="Hyperlink">List of shortcuts</text:span></text:a><text:a xlink:type="simple" xlink:href="#_Toc305429959" office:target-frame-name="_top" xlink:show="replace"><text:tab/>2</text:a></text:p>
          <text:p text:style-name="P7"><text:a xlink:type="simple" xlink:href="#_Toc305429960" office:target-frame-name="_top" xlink:show="replace"><text:span text:style-name="Hyperlink">a.</text:span></text:a><text:a xlink:type="simple" xlink:href="#_Toc305429960" office:target-frame-name="_top" xlink:show="replace"><text:span text:style-name="Default_20_Paragraph_20_Font"><text:span text:style-name="T1"><text:tab/></text:span></text:span></text:a><text:a xlink:type="simple" xlink:href="#_Toc305429960" office:target-frame-name="_top" xlink:show="replace"><text:span text:style-name="Hyperlink">Title 2</text:span></text:a><text:a xlink:type="simple" xlink:href="#_Toc305429960" office:target-frame-name="_top" xlink:show="replace"><text:tab/>2</text:a></text:p>
          <text:p text:style-name="P7"><text:a xlink:type="simple" xlink:href="#_Toc305429961" office:target-frame-name="_top" xlink:show="replace"><text:span text:style-name="Hyperlink">b.</text:span></text:a><text:a xlink:type="simple" xlink:href="#_Toc305429961" office:target-frame-name="_top" xlink:show="replace"><text:span text:style-name="Default_20_Paragraph_20_Font"><text:span text:style-name="T1"><text:tab/></text:span></text:span></text:a><text:a xlink:type="simple" xlink:href="#_Toc305429961" office:target-frame-name="_top" xlink:show="replace"><text:span text:style-name="Hyperlink">Another title 2</text:span></text:a><text:a xlink:type="simple" xlink:href="#_Toc305429961" office:target-frame-name="_top" xlink:show="replace"><text:tab/>2</text:a></text:p>
          <text:p text:style-name="P8"><text:a xlink:type="simple" xlink:href="#_Toc305429962" office:target-frame-name="_top" xlink:show="replace"><text:span text:style-name="Hyperlink">1)</text:span></text:a><text:a xlink:type="simple" xlink:href="#_Toc305429962" office:target-frame-name="_top" xlink:show="replace"><text:span text:style-name="Default_20_Paragraph_20_Font"><text:span text:style-name="T1"><text:tab/></text:span></text:span></text:a><text:a xlink:type="simple" xlink:href="#_Toc305429962" office:target-frame-name="_top" xlink:show="replace"><text:span text:style-name="Hyperlink">This is a third level of title</text:span></text:a><text:a xlink:type="simple" xlink:href="#_Toc305429962" office:target-frame-name="_top" xlink:show="replace"><text:tab/>2</text:a></text:p>
          <text:p text:style-name="P6"><text:a xlink:type="simple" xlink:href="#_Toc305429963" office:target-frame-name="_top" xlink:show="replace"><text:span text:style-name="Hyperlink">2.</text:span></text:a><text:a xlink:type="simple" xlink:href="#_Toc305429963" office:target-frame-name="_top" xlink:show="replace"><text:span text:style-name="Default_20_Paragraph_20_Font"><text:span text:style-name="T1"><text:tab/></text:span></text:span></text:a><text:a xlink:type="simple" xlink:href="#_Toc305429963" office:target-frame-name="_top" xlink:show="replace"><text:span text:style-name="Hyperlink">A title 1</text:span></text:a><text:a xlink:type="simple" xlink:href="#_Toc305429963" office:target-frame-name="_top" xlink:show="replace"><text:tab/>2</text:a></text:p>
        </text:index-body>
      </text:table-of-content>
      <text:p text:style-name="P3"/>
      <text:p text:style-name="P3"/>
      <text:p text:style-name="P18"/>
      <text:p text:style-name="Normal"/>
      <text:p text:style-name="P19"/>
      <text:p text:style-name="P10"/>
      <text:list xml:id="list902881855" text:style-name="LFO1">
        <text:list-item>
          <text:p text:style-name="Jtb_20_Title_20_1"><text:bookmark-start text:name="_Toc305429959"/><text:bookmark-start text:name="_Toc305429515"/>List of shortcuts<text:bookmark-end text:name="_Toc305429959"/><text:bookmark-end text:name="_Toc305429515"/> </text:p>
        </text:list-item>
      </text:list>
      <text:p text:style-name="P11">This is a text 1 qpksdfposdf sd^fksdfsdf sd^fksdpfsodijf sdoifuhs diuhfdg idufhg ifd idsfgidsfg giohdfighdfihgihd fighdifhgidfhidhfgihdfighidfhgihd fgihdfighdifidhfgihfdihfdg</text:p>
      <text:p text:style-name="P11">Sdfspodjf osdijf oisjdf</text:p>
      <text:list xml:id="list590826133" text:style-name="LFO2">
        <text:list-item>
          <text:p text:style-name="Jtb_20_Title_20_2"><text:bookmark-start text:name="_Toc305429960"/><text:bookmark-start text:name="_Toc305429516"/>Title 2<text:bookmark-end text:name="_Toc305429960"/><text:bookmark-end text:name="_Toc305429516"/></text:p>
        </text:list-item>
      </text:list>
      <text:p text:style-name="Jtb_20_Text_20_2">dlfsdlf</text:p>
      <text:p text:style-name="P9">This is a text 2. In the text number 2, there is a paragraph that needs to be long enough to see if the spaces and the indentations are correct. </text:p>
      <text:p text:style-name="P9">Wxkdv,ml</text:p>
      <text:p text:style-name="P9">dlvfmsdlv</text:p>
      <text:list xml:id="list1035447910" text:continue-numbering="true" text:style-name="LFO2">
        <text:list-item>
          <text:p text:style-name="Jtb_20_Title_20_2"><text:bookmark-start text:name="_Toc305429961"/><text:bookmark-start text:name="_Toc305429517"/>Another title 2<text:bookmark-end text:name="_Toc305429961"/><text:bookmark-end text:name="_Toc305429517"/></text:p>
        </text:list-item>
      </text:list>
      <text:p text:style-name="Jtb_20_Text_20_2">Blabla</text:p>
      <text:list xml:id="list1485714986" text:style-name="LFO3">
        <text:list-item>
          <text:p text:style-name="P13"><text:bookmark-start text:name="_Toc305429962"/>This is a third level of title<text:bookmark-end text:name="_Toc305429962"/></text:p>
        </text:list-item>
      </text:list>
      <text:p text:style-name="P14">lqsdmldsfsdf</text:p>
      <text:p text:style-name="P15">The text of the third level has indentation as required by the parent style. But I don’t know if it is well done.</text:p>
      <text:list xml:id="list514740951" text:style-name="LFO1">
        <text:list-item>
          <text:p text:style-name="Jtb_20_Title_20_1"><text:bookmark-start text:name="_Toc305429963"/><text:bookmark-start text:name="_Toc305429518"/>A title 1<text:bookmark-end text:name="_Toc305429963"/><text:bookmark-end text:name="_Toc305429518"/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Jtb_20_Title_20_1" style:display-name="Jtb Title 1" style:family="paragraph" style:parent-style-name="Normal" style:next-style-name="Jtb_20_Text_20_1" style:list-style-name="LFO1">
      <style:paragraph-properties fo:hyphenation-ladder-count="no-limit"/>
      <style:text-properties style:font-name="Comic Sans MS" fo:language="fr" fo:country="BE" style:text-underline-style="solid" style:text-underline-width="auto" style:text-underline-color="font-color" style:text-underline-mode="continuous" style:text-overline-mode="continuous" style:text-line-through-mode="continuous" fo:hyphenate="false" fo:hyphenation-remain-char-count="0" fo:hyphenation-push-char-count="0"/>
    </style:style>
    <style:style style:name="Jtb_20_Title_20_2" style:display-name="Jtb Title 2" style:family="paragraph" style:parent-style-name="Jtb_20_Title_20_1" style:next-style-name="Jtb_20_Text_20_2" style:list-style-name="LFO2">
      <style:paragraph-properties fo:hyphenation-ladder-count="no-limit"/>
      <style:text-properties fo:hyphenate="false" fo:hyphenation-remain-char-count="0" fo:hyphenation-push-char-count="0"/>
    </style:style>
    <style:style style:name="Jtb_20_Text_20_1" style:display-name="Jtb Text 1" style:family="paragraph" style:parent-style-name="Jtb_20_Title_20_2" style:list-style-name="LFO2">
      <style:paragraph-properties fo:margin-left="1cm" fo:margin-right="0cm" fo:text-align="justify" style:justify-single-word="false" fo:hyphenation-ladder-count="no-limit" fo:text-indent="0.501cm" style:auto-text-indent="false">
        <style:tab-stops/>
      </style:paragraph-properties>
      <style:text-properties style:text-underline-style="none" fo:hyphenate="false" fo:hyphenation-remain-char-count="0" fo:hyphenation-push-char-count="0"/>
    </style:style>
    <style:style style:name="Jtb_20_Text_20_2" style:display-name="Jtb Text 2" style:family="paragraph" style:parent-style-name="Normal">
      <style:paragraph-properties fo:margin-left="1.501cm" fo:margin-right="0cm" fo:hyphenation-ladder-count="no-limit" fo:text-indent="0.501cm" style:auto-text-indent="false">
        <style:tab-stops/>
      </style:paragraph-properties>
      <style:text-properties style:font-name="Comic Sans MS" fo:language="fr" fo:country="BE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 style:vertical-align="auto"/>
      <style:text-properties style:language-asian="ja" style:country-asian="JP" fo:hyphenate="tru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fo:hyphenation-ladder-count="no-limit" fo:text-indent="0cm" style:auto-text-indent="false" style:vertical-align="auto">
        <style:tab-stops/>
      </style:paragraph-properties>
      <style:text-properties style:font-name="Calibri" style:font-name-asian="Times New Roman" style:language-asian="ja" style:country-asian="JP" style:font-name-complex="Times New Roman" fo:hyphenate="tru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 style:vertical-align="auto"/>
      <style:text-properties style:font-name="Calibri" style:font-name-asian="Times New Roman" style:language-asian="ja" style:country-asian="JP" style:font-name-complex="Times New Roman" fo:hyphenate="tru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fo:hyphenation-ladder-count="no-limit" fo:text-indent="0cm" style:auto-text-indent="false" style:vertical-align="auto">
        <style:tab-stops/>
      </style:paragraph-properties>
      <style:text-properties style:font-name="Calibri" style:font-name-asian="Times New Roman" style:language-asian="ja" style:country-asian="JP" style:font-name-complex="Times New Roman" fo:hyphenate="tru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Jtb_20_Title_20_3" style:display-name="Jtb Title 3" style:family="paragraph" style:parent-style-name="Jtb_20_Text_20_2" style:next-style-name="Jtb_20_Text_20_3" style:list-style-name="LFO3">
      <style:paragraph-properties fo:hyphenation-ladder-count="no-limit"/>
      <style:text-properties fo:hyphenate="false" fo:hyphenation-remain-char-count="0" fo:hyphenation-push-char-count="0"/>
    </style:style>
    <style:style style:name="Jtb_20_Text_20_3" style:display-name="Jtb Text 3" style:family="paragraph" style:parent-style-name="Jtb_20_Title_20_3" style:list-style-name="" style:master-page-name="">
      <style:paragraph-properties fo:margin-left="4.2cm" fo:margin-right="0cm" fo:text-align="justify" style:justify-single-word="false" fo:hyphenation-ladder-count="no-limit" fo:text-indent="0.499cm" style:auto-text-indent="false" style:page-number="auto">
        <style:tab-stops>
          <style:tab-stop style:position="5.001cm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space-before="4.129cm" text:min-label-width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space-before="7.939cm" text:min-label-width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space-before="11.749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2.637cm" text:min-label-width="0.635cm"/>
      </text:list-level-style-number>
      <text:list-level-style-number text:level="2" style:num-suffix="." style:num-format="a" style:num-letter-sync="true">
        <style:list-level-properties text:space-before="3.907cm" text:min-label-width="0.635cm"/>
      </text:list-level-style-number>
      <text:list-level-style-number text:level="3" style:num-suffix="." style:num-format="i">
        <style:list-level-properties text:space-before="5.494cm" text:min-label-width="0.318cm" fo:text-align="end"/>
      </text:list-level-style-number>
      <text:list-level-style-number text:level="4" style:num-suffix="." style:num-format="1">
        <style:list-level-properties text:space-before="6.447cm" text:min-label-width="0.635cm"/>
      </text:list-level-style-number>
      <text:list-level-style-number text:level="5" style:num-suffix="." style:num-format="a" style:num-letter-sync="true">
        <style:list-level-properties text:space-before="7.717cm" text:min-label-width="0.635cm"/>
      </text:list-level-style-number>
      <text:list-level-style-number text:level="6" style:num-suffix="." style:num-format="i">
        <style:list-level-properties text:space-before="9.304cm" text:min-label-width="0.318cm" fo:text-align="end"/>
      </text:list-level-style-number>
      <text:list-level-style-number text:level="7" style:num-suffix="." style:num-format="1">
        <style:list-level-properties text:space-before="10.257cm" text:min-label-width="0.635cm"/>
      </text:list-level-style-number>
      <text:list-level-style-number text:level="8" style:num-suffix="." style:num-format="a" style:num-letter-sync="true">
        <style:list-level-properties text:space-before="11.527cm" text:min-label-width="0.635cm"/>
      </text:list-level-style-number>
      <text:list-level-style-number text:level="9" style:num-suffix="." style:num-format="i">
        <style:list-level-properties text:space-before="13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size="8pt" fo:language="fr" fo:country="BE" fo:font-style="italic" style:font-size-asian="8pt" style:font-style-asian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Jtb Dive LogBook</text:p>
      </style:header>
      <style:footer>
        <text:p text:style-name="MP2"/>
        <text:p text:style-name="Footer"/>
      </style:footer>
    </style:master-page>
    <style:master-page style:name="MP1" style:page-layout-name="Mpm2">
      <style:header>
        <text:p text:style-name="MP1">Jtb Dive LogBook</text:p>
      </style:header>
      <style:footer>
        <text:p text:style-name="MP2"><text:page-number text:select-page="current">1</text:page-number></text:p>
        <text:p text:style-name="Footer"/>
      </style:footer>
    </style:master-page>
    <style:master-page style:name="MP2" style:page-layout-name="Mpm3">
      <style:header>
        <text:p text:style-name="MP1">Jtb Dive LogBook</text:p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Vanderslyen Gautier</meta:initial-creator>
    <dc:creator>gautier </dc:creator>
    <meta:creation-date>2011-10-03T15:56:00Z</meta:creation-date>
    <dc:date>2011-11-15T17:13:07</dc:date>
    <meta:editing-cycles>14</meta:editing-cycles>
    <meta:editing-duration>PT1H55M31S</meta:editing-duration>
    <meta:document-statistic meta:table-count="0" meta:image-count="0" meta:object-count="0" meta:page-count="4" meta:paragraph-count="26" meta:word-count="145" meta:character-count="768" meta:non-whitespace-character-count="653"/>
    <meta:template xlink:type="simple" xlink:actuate="onRequest" xlink:title="" xlink:href="Normal.dotm"/>
  </office:meta>
</office:document-meta>
</file>